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8A000002B3766C398E.png" manifest:media-type="image/png"/>
  <manifest:file-entry manifest:full-path="Pictures/1000515F0000433800004770724A7C75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13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35cm" fo:min-width="13.4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7.6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7.8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35cm" fo:min-width="15.7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35cm" fo:min-width="14.29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15.7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9cm" fo:min-width="30.5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9cm" fo:min-width="28.82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24pt" style:font-size-asian="24pt" style:font-size-complex="24pt"/>
    </style:style>
    <style:style style:name="T2" style:family="text">
      <style:text-properties fo:color="#000000"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1.491cm" svg:height="12.953cm" svg:x="7.268cm" svg:y="1.855cm">
            <text:p/>
            <draw:enhanced-geometry svg:viewBox="0 0 21600 21600" draw:path-stretchpoint-x="10800" draw:path-stretchpoint-y="10800" draw:text-areas="?f3 ?f4 ?f5 ?f6" draw:type="round-rectangle" draw:modifiers="1050.405248938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605cm" svg:height="12.953cm" svg:x="0.468cm" svg:y="1.855cm">
            <text:p/>
            <draw:enhanced-geometry svg:viewBox="0 0 21600 21600" draw:path-stretchpoint-x="10800" draw:path-stretchpoint-y="10800" draw:text-areas="?f3 ?f4 ?f5 ?f6" draw:type="round-rectangle" draw:modifiers="2112.581377744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63cm" svg:height="2.795cm" svg:x="3.024cm" svg:y="3.01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3" draw:text-style-name="P1" draw:layer="layout" svg:width="2.627cm" svg:height="2.795cm" svg:x="3.027cm" svg:y="10.012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3" draw:text-style-name="P1" draw:layer="layout" svg:width="2.63cm" svg:height="2.795cm" svg:x="14.927cm" svg:y="10.012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3" draw:text-style-name="P1" draw:layer="layout" svg:width="2.63cm" svg:height="2.795cm" svg:x="14.927cm" svg:y="6.612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3" draw:text-style-name="P1" draw:layer="layout" svg:width="2.628cm" svg:height="2.795cm" svg:x="22.83cm" svg:y="6.612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4" draw:text-style-name="P2" draw:layer="layout" svg:width="13.803cm" svg:height="7.527cm" svg:x="2.368cm" svg:y="2.053cm">
            <draw:text-box>
              <text:p><text:span text:style-name="T1">FastQ files</text:span></text:p>
            </draw:text-box>
          </draw:frame>
          <draw:frame draw:style-name="gr5" draw:text-style-name="P3" draw:layer="layout" svg:width="13.957cm" svg:height="13.485cm" svg:x="2.268cm" svg:y="12.65cm">
            <draw:text-box>
              <text:p text:style-name="P1"><text:span text:style-name="T1">normal</text:span><text:span text:style-name="T1"><text:line-break/></text:span><text:span text:style-name="T1">alignments</text:span></text:p>
            </draw:text-box>
          </draw:frame>
          <draw:frame draw:style-name="gr6" draw:text-style-name="P2" draw:layer="layout" svg:width="8.164cm" svg:height="7.527cm" svg:x="3.27cm" svg:y="7.348cm">
            <draw:text-box>
              <text:p><text:span text:style-name="T1">STAR</text:span></text:p>
            </draw:text-box>
          </draw:frame>
          <draw:frame draw:style-name="gr7" draw:text-style-name="P2" draw:layer="layout" svg:width="8.368cm" svg:height="7.527cm" svg:x="19.068cm" svg:y="7.348cm">
            <draw:text-box>
              <text:p><text:span text:style-name="T1">Arriba</text:span></text:p>
            </draw:text-box>
          </draw:frame>
          <draw:frame draw:style-name="gr8" draw:text-style-name="P3" draw:layer="layout" svg:width="16.229cm" svg:height="13.485cm" svg:x="13.868cm" svg:y="12.65cm">
            <draw:text-box>
              <text:p text:style-name="P1"><text:span text:style-name="T1">read-through</text:span><text:span text:style-name="T1"><text:line-break/></text:span><text:span text:style-name="T1">alignments</text:span></text:p>
            </draw:text-box>
          </draw:frame>
          <draw:frame draw:style-name="gr5" draw:text-style-name="P3" draw:layer="layout" svg:width="13.957cm" svg:height="13.485cm" svg:x="14.068cm" svg:y="4.454cm">
            <draw:text-box>
              <text:p text:style-name="P1"><text:span text:style-name="T1">chimeric</text:span><text:span text:style-name="T1"><text:line-break/></text:span><text:span text:style-name="T1">alignments</text:span></text:p>
            </draw:text-box>
          </draw:frame>
          <draw:frame draw:style-name="gr9" draw:text-style-name="P3" draw:layer="layout" svg:width="14.792cm" svg:height="13.485cm" svg:x="21.768cm" svg:y="4.454cm">
            <draw:text-box>
              <text:p text:style-name="P1"><text:span text:style-name="T1">gene fusion</text:span><text:span text:style-name="T1"><text:line-break/></text:span><text:span text:style-name="T1">predictions</text:span></text:p>
            </draw:text-box>
          </draw:frame>
          <draw:line draw:style-name="gr10" draw:text-style-name="P1" draw:layer="layout" svg:x1="5.959cm" svg:y1="7.93cm" svg:x2="15.309cm" svg:y2="7.93cm">
            <text:p/>
          </draw:line>
          <draw:line draw:style-name="gr10" draw:text-style-name="P1" draw:layer="layout" svg:x1="5.959cm" svg:y1="11.53cm" svg:x2="8.197cm" svg:y2="11.53cm">
            <text:p/>
          </draw:line>
          <draw:line draw:style-name="gr10" draw:text-style-name="P1" draw:layer="layout" svg:x1="13.758cm" svg:y1="11.53cm" svg:x2="15.327cm" svg:y2="11.53cm">
            <text:p/>
          </draw:line>
          <draw:frame draw:style-name="gr11" draw:text-style-name="P3" draw:layer="layout" svg:width="16.229cm" svg:height="1.607cm" svg:x="8.121cm" svg:y="10.894cm">
            <draw:text-box>
              <text:p text:style-name="P1"><text:span text:style-name="T1">extract_reads</text:span></text:p>
            </draw:text-box>
          </draw:frame>
          <draw:line draw:style-name="gr10" draw:text-style-name="P1" draw:layer="layout" svg:x1="17.823cm" svg:y1="7.93cm" svg:x2="19.119cm" svg:y2="7.93cm">
            <text:p/>
          </draw:line>
          <draw:line draw:style-name="gr10" draw:text-style-name="P1" draw:layer="layout" svg:x1="21.798cm" svg:y1="7.93cm" svg:x2="23.094cm" svg:y2="7.93cm">
            <text:p/>
          </draw:line>
          <draw:line draw:style-name="gr10" draw:text-style-name="P1" draw:layer="layout" svg:x1="4.641cm" svg:y1="5.898cm" svg:x2="4.641cm" svg:y2="7.422cm">
            <text:p/>
          </draw:line>
          <draw:line draw:style-name="gr10" draw:text-style-name="P1" draw:layer="layout" svg:x1="4.641cm" svg:y1="8.374cm" svg:x2="4.641cm" svg:y2="9.898cm">
            <text:p/>
          </draw:line>
          <draw:polyline draw:style-name="gr10" draw:text-style-name="P1" draw:layer="layout" svg:width="2.984cm" svg:height="2.423cm" draw:transform="rotate (1.5707963267949) translate (17.8490340933689cm 11.5296921863498cm)" svg:viewBox="0 0 2985 2424" draw:points="0,0 0,2424 2985,2424">
            <text:p/>
          </draw:polyline>
          <draw:frame draw:style-name="gr12" draw:text-style-name="P4" draw:layer="layout" svg:width="31.027cm" svg:height="2.919cm" draw:transform="rotate (1.5707963267949) translate (0.975cm 14.466cm)">
            <draw:text-box>
              <text:p><text:span text:style-name="T2">STANDARD <text:s/>ALIGNMENT <text:s/>WORKFLOW</text:span></text:p>
            </draw:text-box>
          </draw:frame>
          <draw:frame draw:style-name="gr13" draw:text-style-name="P4" draw:layer="layout" svg:width="29.327cm" svg:height="2.919cm" draw:transform="rotate (1.5707963267949) translate (27.375cm 12.766cm)">
            <draw:text-box>
              <text:p><text:span text:style-name="T2">GENE <text:s/>FUSION <text:s/>DETECTION</text:span></text:p>
            </draw:text-box>
          </draw:frame>
        </draw:g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Arrow_20_concave" draw:marker-end-width="0.457cm" draw:fill="none" draw:fill-gradient-name="Gradient_20_2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8cm" fo:text-indent="0cm"/>
      <style:text-properties fo:font-size="17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5cm" fo:text-indent="0cm"/>
      <style:text-properties fo:font-size="15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2cm" fo:text-indent="0cm"/>
      <style:text-properties fo:font-size="12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15.2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618cm" svg:x="1cm" svg:y="3.963cm"/>
      <draw:page-thumbnail draw:layer="backgroundobjects" svg:width="8.999cm" svg:height="4.618cm" svg:x="1cm" svg:y="12.539cm"/>
      <draw:page-thumbnail draw:layer="backgroundobjects" svg:width="8.999cm" svg:height="4.618cm" svg:x="1cm" svg:y="21.115cm"/>
      <draw:page-thumbnail draw:layer="backgroundobjects" svg:width="8.999cm" svg:height="4.618cm" svg:x="11cm" svg:y="3.963cm"/>
      <draw:page-thumbnail draw:layer="backgroundobjects" svg:width="8.999cm" svg:height="4.618cm" svg:x="11cm" svg:y="12.539cm"/>
      <draw:page-thumbnail draw:layer="backgroundobjects" svg:width="8.999cm" svg:height="4.618cm" svg:x="11cm" svg:y="21.115cm"/>
    </style:handout-master>
    <style:master-page style:name="Default" style:page-layout-name="PM1" draw:style-name="Mdp1">
      <draw:frame presentation:style-name="Default-title" draw:layer="backgroundobjects" svg:width="24.939cm" svg:height="2.213cm" svg:x="2.373cm" svg:y="1.516cm" presentation:class="title" presentation:placeholder="true">
        <draw:text-box/>
      </draw:frame>
      <draw:frame presentation:style-name="Default-outline1" draw:layer="backgroundobjects" svg:width="24.939cm" svg:height="7.689cm" svg:x="2.373cm" svg:y="4.09cm" presentation:class="outline" presentation:placeholder="true">
        <draw:text-box/>
      </draw:frame>
      <draw:frame presentation:style-name="Mpr1" draw:text-style-name="MP1" draw:layer="backgroundobjects" svg:width="6.456cm" svg:height="0.914cm" svg:x="2.373cm" svg:y="13.0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3cm" svg:height="0.914cm" svg:x="10.465cm" svg:y="13.0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6cm" svg:height="0.914cm" svg:x="20.855cm" svg:y="13.06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1:41:05.153307550</meta:creation-date>
    <dc:date>2018-02-11T00:50:24.293991411</dc:date>
    <meta:editing-duration>PT3H9M15S</meta:editing-duration>
    <meta:editing-cycles>26</meta:editing-cycles>
    <meta:generator>LibreOffice/4.2.8.2$Linux_x86 LibreOffice_project/420m0$Build-2</meta:generator>
    <meta:document-statistic meta:object-count="49"/>
  </office:meta>
</office:document-meta>
</file>